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368cm" svg:y="1.688cm" presentation:class="subtitle" presentation:user-transformed="true">
          <draw:text-box>
            <text:p><text:span text:style-name="T1">Intermediate Presentation</text:span></text:p>
            <text:p><text:span text:style-name="T2">Design of Digital Platforms</text:span></text:p>
            <text:p/>
            <text:p><text:span text:style-name="T3">Steven Janssens</text:span></text:p>
            <text:p><text:span text:style-name="T3">Pieter Maene</text:span></text:p>
            <text:p><text:span text:style-name="T3">Kristof Marië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C</text:p>
                <text:list>
                  <text:list-item>
                    <text:p>Performance Analysis</text:p>
                  </text:list-item>
                  <text:list-item>
                    <text:p>Performance Strategy</text:p>
                  </text:list-item>
                </text:list>
              </text:list-item>
              <text:list-item>
                <text:p>Assembly</text:p>
                <text:list>
                  <text:list-item>
                    <text:p>Performance Analysis</text:p>
                  </text:list-item>
                  <text:list-item>
                    <text:p>Performance Strategy</text:p>
                  </text:list-item>
                </text:list>
              </text:list-item>
              <text:list-item>
                <text:p>Improvements in perform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 - Performance Analysi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Many calls of ADD function</text:p>
              </text:list-item>
              <text:list-item>
                <text:p>Use of function parameters</text:p>
                <text:p><text:s/></text:p>
              </text:list-item>
              <text:list-item>
                <text:p>Calculation for lower and higher part of char</text:p>
              </text:list-item>
              <text:list-item>
                <text:p>Use of (small) arrays is slow</text:p>
                <text:p/>
              </text:list-item>
              <text:list-item>
                <text:p>More variables cost more mem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 – Performance Strategy</text:p>
          </draw:text-box>
        </draw:frame>
        <draw:frame presentation:style-name="pr4" draw:layer="layout" svg:width="24.639cm" svg:height="13.12cm" svg:x="1.4cm" svg:y="4.914cm" presentation:class="outline" presentation:user-transformed="true">
          <draw:text-box>
            <text:list text:style-name="L2">
              <text:list-item>
                <text:p>Implement ADD function directly in fips</text:p>
              </text:list-item>
              <text:list-item>
                <text:p>Use of global variables</text:p>
                <text:p/>
              </text:list-item>
              <text:list-item>
                <text:p>Change two chars to short (→ more efficient )</text:p>
              </text:list-item>
              <text:list-item>
                <text:p>Replacement of some variables (→ less memory)</text:p>
              </text:list-item>
              <text:list-item>
                <text:p>Replace array t[3] by two short variables</text:p>
                <text:list>
                  <text:list-header>
                    <text:p>(→reuse of variables)</text:p>
                    <text:p/>
                  </text:list-header>
                </text:list>
              </text:list-item>
              <text:list-item>
                <text:p>Variable to #define (n_pri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r → Short &amp; Reuse</text:p>
          </draw:text-box>
        </draw:frame>
        <draw:frame presentation:style-name="pr4" draw:text-style-name="P1" draw:layer="layout" svg:width="12.023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4">tmp = t[0] + a[j]*b[i-j];</text:span></text:p>
                <text:p text:style-name="P1"><text:span text:style-name="T4">s = tmp;</text:span></text:p>
                <text:p text:style-name="P1"><text:span text:style-name="T4">c = tmp &gt;&gt; 8;</text:span></text:p>
                <text:p text:style-name="P1"><text:span text:style-name="T4">tmp = t[1] + c;</text:span></text:p>
                <text:p text:style-name="P1"><text:span text:style-name="T4">t[1] = tmp;</text:span></text:p>
                <text:p text:style-name="P1"><text:span text:style-name="T4">t[2] = t[2] + (tmp &gt;&gt; 8);</text:span></text:p>
                <text:p text:style-name="P1"><text:span text:style-name="T4"/></text:p>
              </text:list-header>
            </text:list>
          </draw:text-box>
        </draw:frame>
        <draw:frame presentation:style-name="pr4" draw:text-style-name="P1" draw:layer="layout" svg:width="12.023cm" svg:height="12.179cm" svg:x="14.025cm" svg:y="4.914cm" presentation:class="outline">
          <draw:text-box>
            <text:list text:style-name="L2">
              <text:list-header>
                <text:p text:style-name="P1"><text:span text:style-name="T4">tmp = (unsigned char)(tmp) <text:s/>+ a[j]*b[i-j];</text:span></text:p>
                <text:p text:style-name="P1"><text:span text:style-name="T4">t = t + (tmp &gt;&gt; 8);</text:span></text:p>
                <text:p text:style-name="P1"><text:span text:style-name="T4"/></text:p>
                <text:p text:style-name="P1"><text:span text:style-name="T4"/></text:p>
                <text:p text:style-name="P1"><text:span text:style-name="T5">tmp = <text:s/>(unsigned char)(tmp) + m[j]*n[i-j];</text:span></text:p>
                <text:p text:style-name="P1"><text:span text:style-name="T5">t = t + (tmp &gt;&gt; 8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mbly – Performance Analysi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Uses a lot of registers</text:p>
                <text:p/>
              </text:list-item>
              <text:list-item>
                <text:p>Inefficient compilation</text:p>
                <text:list>
                  <text:list-item>
                    <text:p>mov r5, #0x00<text:line-break/>mov a, r5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embly – Performance Strateg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Rewrite all code to assembly</text:p>
              </text:list-item>
              <text:list-item>
                <text:p>Save result of i-j</text:p>
              </text:list-item>
              <text:list-item>
                <text:p>Load n[0] and b[0] once</text:p>
              </text:list-item>
              <text:list-item>
                <text:p>More efficient translation</text:p>
                <text:list>
                  <text:list-item>
                    <text:p>mov r5, #0x00<text:line-break/>mov a, r5</text:p>
                    <text:p>→clr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rovements in Performanc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ime before optimization</text:p>
                <text:list>
                  <text:list-item>
                    <text:p>3.339131 seconds</text:p>
                  </text:list-item>
                </text:list>
              </text:list-item>
              <text:list-item>
                <text:p>Time after c optimization</text:p>
                <text:list>
                  <text:list-item>
                    <text:p>1.438686 seconds</text:p>
                  </text:list-item>
                </text:list>
              </text:list-item>
              <text:list-item>
                <text:p>Time after assembly optimization</text:p>
                <text:list>
                  <text:list-item>
                    <text:p>0.974628 secon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ark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Hard coded values</text:p>
                <text:list>
                  <text:list-item>
                    <text:p>SIZE</text:p>
                  </text:list-item>
                  <text:list-item>
                    <text:p>n_prime</text:p>
                    <text:p/>
                  </text:list-item>
                </text:list>
              </text:list-item>
              <text:list-item>
                <text:p>Rewriting small parts to inline assembly </text:p>
                <text:list>
                  <text:list-header>
                    <text:p>→ not efficient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3T23:06:15</meta:creation-date>
    <dc:date>2012-11-05T10:06:33</dc:date>
    <meta:editing-duration>PT48M23S</meta:editing-duration>
    <meta:editing-cycles>8</meta:editing-cycles>
    <meta:generator>LibreOffice/3.4$Unix LibreOffice_project/340m1$Build-502</meta:generator>
    <dc:creator>Kristof Marin</dc:creator>
    <meta:document-statistic meta:object-count="57"/>
  </office:meta>
</office:document-meta>
</file>